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4BAD9DAE66E5C1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15cm" svg:x="0cm" svg:y="0.035cm">
          <draw:image xlink:href="Pictures/1000000000000780000004064BAD9DAE66E5C1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5:38:36.841000000</meta:creation-date>
    <dc:date>2017-11-14T15:43:23.149000000</dc:date>
    <meta:editing-duration>PT1M17S</meta:editing-duration>
    <meta:editing-cycles>1</meta:editing-cycles>
    <meta:generator>LibreOffice/5.4.2.2$Windows_X86_64 LibreOffice_project/22b09f6418e8c2d508a9eaf86b2399209b0990f4</meta:generator>
    <meta:document-statistic meta:object-count="1"/>
  </office:meta>
</office:document-meta>
</file>